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cccccc"/>
    </style:style>
    <style:style style:name="gr1" style:family="graphic" style:parent-style-name="standard">
      <style:graphic-properties draw:fill-color="#a1467e" draw:opacity="67%" draw:textarea-horizontal-align="justify" draw:textarea-vertical-align="middle" draw:auto-grow-height="false" fo:min-height="3.243cm" fo:min-width="4.263cm"/>
      <style:paragraph-properties style:writing-mode="lr-tb"/>
    </style:style>
    <style:style style:name="gr2" style:family="graphic" style:parent-style-name="standard">
      <style:graphic-properties draw:fill-color="#a1467e" draw:opacity="66%" draw:textarea-horizontal-align="justify" draw:textarea-vertical-align="middle" draw:auto-grow-height="false" fo:min-height="3.242cm" fo:min-width="4.263cm"/>
    </style:style>
    <style:style style:name="gr3" style:family="graphic" style:parent-style-name="standard">
      <style:graphic-properties draw:opacity="24%" draw:textarea-horizontal-align="justify" draw:textarea-vertical-align="middle" draw:auto-grow-height="false" fo:min-height="9.282cm" fo:min-width="5.515cm"/>
    </style:style>
    <style:style style:name="gr4" style:family="graphic" style:parent-style-name="standard">
      <style:graphic-properties svg:stroke-color="#a1467e" draw:fill-color="#a1467e" draw:opacity="68%" draw:textarea-horizontal-align="justify" draw:textarea-vertical-align="middle" draw:auto-grow-height="false" fo:min-height="5.337cm" fo:min-width="7.732cm"/>
    </style:style>
    <style:style style:name="gr5" style:family="graphic" style:parent-style-name="standard">
      <style:graphic-properties draw:fill-color="#00a933" draw:opacity="40%" draw:textarea-horizontal-align="justify" draw:textarea-vertical-align="middle" draw:auto-grow-height="false" fo:min-height="3.402cm" fo:min-width="3.31cm"/>
    </style:style>
    <style:style style:name="gr6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draw:marker-start-width="0.359cm" draw:marker-end="Arrowheads_20_3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draw:marker-start-width="0.359cm" draw:marker-end="Arrowheads_20_4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draw:marker-start-width="0.359cm" draw:marker-end="Arrowheads_20_5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draw:marker-start-width="0.359cm" draw:marker-end="Arrowheads_20_6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draw:stroke="dash" draw:stroke-dash="Double_20_Dash" svg:stroke-width="0.106cm" draw:marker-start-width="0.358cm" draw:marker-end="Arrowheads_20_7" draw:marker-end-width="0.458cm" draw:fill="none" draw:textarea-vertical-align="middle" fo:padding-top="0.177cm" fo:padding-bottom="0.177cm" fo:padding-left="0.302cm" fo:padding-right="0.302cm"/>
    </style:style>
    <style:style style:name="gr13" style:family="graphic" style:parent-style-name="standard">
      <style:graphic-properties draw:stroke="none" svg:stroke-color="#000000" draw:fill="none" draw:fill-color="#ffffff" fo:min-height="2.60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1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177cm"/>
      <style:paragraph-properties style:writing-mode="lr-tb"/>
    </style:style>
    <style:style style:name="gr20" style:family="graphic" style:parent-style-name="standard">
      <style:graphic-properties svg:stroke-color="#111111" draw:opacity="30%" draw:textarea-horizontal-align="justify" draw:textarea-vertical-align="middle" draw:auto-grow-height="false" fo:min-height="2.669cm" fo:min-width="2.419cm"/>
    </style:style>
    <style:style style:name="gr21" style:family="graphic" style:parent-style-name="standard">
      <style:graphic-properties svg:stroke-color="#111111" draw:opacity="29%" draw:textarea-horizontal-align="justify" draw:textarea-vertical-align="middle" draw:auto-grow-height="false" fo:min-height="2.669cm" fo:min-width="2.419cm"/>
    </style:style>
    <style:style style:name="gr22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24" style:family="graphic" style:parent-style-name="objectwithoutfill">
      <style:graphic-properties draw:stroke="dash" draw:stroke-dash="Long_20_Dash" svg:stroke-color="#111111" draw:marker-start="Arrowheads_20_8" draw:marker-start-width="0.3cm" draw:marker-end="Arrowheads_20_9" draw:marker-end-width="0.3cm" draw:fill="none" draw:textarea-vertical-align="middle"/>
    </style:style>
    <style:style style:name="gr25" style:family="graphic" style:parent-style-name="objectwithoutfill">
      <style:graphic-properties draw:stroke="dash" draw:stroke-dash="Long_20_Dash" svg:stroke-color="#111111" draw:marker-start="Arrowheads_20_10" draw:marker-start-width="0.3cm" draw:marker-end="Arrowheads_20_11" draw:marker-end-width="0.3cm" draw:fill="none" draw:textarea-vertical-align="middle"/>
    </style:style>
    <style:style style:name="gr26" style:family="graphic" style:parent-style-name="objectwithoutfill">
      <style:graphic-properties draw:stroke="dash" draw:stroke-dash="Long_20_Dash" svg:stroke-color="#111111" draw:marker-start="Arrowheads_20_12" draw:marker-start-width="0.3cm" draw:marker-end="Arrowheads_20_13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-color="#a1467e" draw:opacity="67%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-color="#a1467e" draw:opacity="66%"/>
      <style:paragraph-properties fo:text-align="center"/>
    </style:style>
    <style:style style:name="P4" style:family="paragraph">
      <loext:graphic-properties draw:opacity="24%"/>
      <style:paragraph-properties fo:text-align="center"/>
    </style:style>
    <style:style style:name="P5" style:family="paragraph">
      <loext:graphic-properties draw:fill-color="#a1467e" draw:opacity="68%"/>
      <style:paragraph-properties fo:text-align="center"/>
    </style:style>
    <style:style style:name="P6" style:family="paragraph">
      <loext:graphic-properties draw:fill-color="#00a933" draw:opacity="40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color="#eeeeee" loext:opacity="100%" fo:font-size="12pt" fo:font-weight="bold" fo:background-color="#b85c00" style:font-size-asian="12pt" style:font-weight-asian="bold" style:font-size-complex="12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color="#eeeeee" loext:opacity="100%" fo:font-size="12pt" fo:font-weight="bold" fo:background-color="#780373" style:font-size-asian="12pt" style:font-weight-asian="bold" style:font-size-complex="12pt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color="#eeeeee" loext:opacity="100%" fo:font-size="12pt" fo:font-weight="bold" fo:background-color="#00a933" style:font-size-asian="12pt" style:font-weight-asian="bold" style:font-size-complex="12pt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color="#111111" loext:opacity="100%" fo:font-size="14pt" fo:font-weight="bold" style:font-size-asian="14pt" style:font-weight-asian="bold" style:font-size-complex="14pt" style:font-weight-complex="bold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opacity="30%"/>
      <style:paragraph-properties fo:text-align="center"/>
    </style:style>
    <style:style style:name="P17" style:family="paragraph">
      <loext:graphic-properties draw:opacity="29%"/>
      <style:paragraph-properties fo:text-align="center"/>
    </style:style>
    <style:style style:name="P18" style:family="paragraph"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paragraph-properties style:writing-mode="lr-tb"/>
      <style:text-properties fo:color="#111111" loext:opacity="100%" fo:font-size="10pt" fo:font-weight="bold" style:font-size-asian="10pt" style:font-weight-asian="bold" style:font-size-complex="10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color="#111111" loext:opacity="100%" fo:font-size="10pt" fo:font-weight="bold" fo:background-color="#780373" style:font-size-asian="10pt" style:font-weight-asian="bold" style:font-size-complex="10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eeeeee" loext:opacity="100%" fo:font-size="12pt" fo:font-weight="bold" fo:background-color="#b85c00" style:font-size-asian="12pt" style:font-weight-asian="bold" style:font-size-complex="12pt" style:font-weight-complex="bold"/>
    </style:style>
    <style:style style:name="T3" style:family="text">
      <style:text-properties fo:color="#eeeeee" loext:opacity="100%" fo:font-size="12pt" fo:font-weight="bold" fo:background-color="#780373" style:font-size-asian="12pt" style:font-weight-asian="bold" style:font-size-complex="12pt" style:font-weight-complex="bold"/>
    </style:style>
    <style:style style:name="T4" style:family="text">
      <style:text-properties fo:color="#eeeeee" loext:opacity="100%" fo:font-size="12pt" fo:font-weight="bold" fo:background-color="#00a933" style:font-size-asian="12pt" style:font-weight-asian="bold" style:font-size-complex="12pt" style:font-weight-complex="bold"/>
    </style:style>
    <style:style style:name="T5" style:family="text">
      <style:text-properties fo:color="#111111" loext:opacity="100%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111111" loext:opacity="100%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763cm" svg:height="3.493cm" svg:x="1.317cm" svg:y="3.857cm">
          <text:p text:style-name="P1"><text:span text:style-name="T1">JSON API </text:span></text:p>
          <text:p text:style-name="P1"><text:span text:style-name="T1">Spi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3" draw:id="id3" draw:layer="layout" svg:width="4.763cm" svg:height="3.492cm" svg:x="1.317cm" svg:y="11.79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6.985cm" svg:height="14.288cm" svg:x="8.937cm" svg:y="4.809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5" draw:layer="layout" svg:width="8.89cm" svg:height="6.033cm" svg:x="19.415cm" svg:y="12.74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6" draw:layer="layout" svg:width="7.619cm" svg:height="7.302cm" svg:x="20.368cm" svg:y="2.2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7" xml:id="id1" draw:id="id1" draw:layer="layout" draw:type="lines" svg:x1="1.972cm" svg:y1="7.514cm" svg:x2="1.972cm" svg:y2="11.058cm" svg:d="M1972 7514v3544" svg:viewBox="0 0 1 3545">
          <text:p/>
        </draw:connector>
        <draw:connector draw:style-name="gr7" draw:text-style-name="P7" draw:layer="layout" draw:type="line" svg:x1="1.972cm" svg:y1="11.058cm" svg:x2="8.786cm" svg:y2="11.058cm" draw:start-shape="id1" draw:start-glue-point="3" svg:d="M1972 11058h6814" svg:viewBox="0 0 6815 1">
          <text:p/>
        </draw:connector>
        <draw:connector draw:style-name="gr6" draw:text-style-name="P7" xml:id="id2" draw:id="id2" draw:layer="layout" draw:type="line" svg:x1="4.093cm" svg:y1="7.489cm" svg:x2="4.093cm" svg:y2="8.787cm" svg:d="M4093 7489v1298" svg:viewBox="0 0 1 1299">
          <text:p/>
        </draw:connector>
        <draw:connector draw:style-name="gr8" draw:text-style-name="P7" draw:layer="layout" draw:type="line" svg:x1="4.093cm" svg:y1="8.787cm" svg:x2="8.736cm" svg:y2="8.787cm" draw:start-shape="id2" draw:start-glue-point="3" svg:d="M4093 8787h4643" svg:viewBox="0 0 4644 1">
          <text:p/>
        </draw:connector>
        <draw:connector draw:style-name="gr9" draw:text-style-name="P7" draw:layer="layout" draw:type="line" svg:x1="8.661cm" svg:y1="13.704cm" svg:x2="6.315cm" svg:y2="13.704cm" svg:d="M8661 13704h-2346" svg:viewBox="0 0 2347 1">
          <text:p/>
        </draw:connector>
        <draw:connector draw:style-name="gr10" draw:text-style-name="P7" xml:id="id4" draw:id="id4" draw:layer="layout" draw:type="line" svg:x1="3.694cm" svg:y1="17.074cm" svg:x2="8.661cm" svg:y2="17.124cm" svg:d="M3694 17074l4967 50" svg:viewBox="0 0 4968 51">
          <text:p/>
        </draw:connector>
        <draw:connector draw:style-name="gr6" draw:text-style-name="P7" draw:layer="layout" draw:type="line" svg:x1="3.699cm" svg:y1="15.287cm" svg:x2="3.694cm" svg:y2="17.074cm" draw:start-shape="id3" draw:start-glue-point="6" draw:end-shape="id4" draw:end-glue-point="2" svg:d="M3699 15287l-5 1787" svg:viewBox="0 0 6 1788">
          <text:p/>
        </draw:connector>
        <draw:connector draw:style-name="gr11" draw:text-style-name="P7" draw:layer="layout" draw:type="line" svg:x1="15.101cm" svg:y1="16.275cm" svg:x2="19.145cm" svg:y2="16.25cm" svg:d="M15101 16275l4044-25" svg:viewBox="0 0 4045 26">
          <text:p/>
        </draw:connector>
        <draw:connector draw:style-name="gr12" draw:text-style-name="P7" draw:layer="layout" draw:type="line" svg:x1="24.177cm" svg:y1="12.43cm" svg:x2="24.202cm" svg:y2="9.859cm" svg:d="M24177 12430l25-2571" svg:viewBox="0 0 26 2572">
          <text:p/>
        </draw:connector>
        <draw:frame draw:style-name="gr13" draw:text-style-name="P9" draw:layer="layout" svg:width="4.127cm" svg:height="2.858cm" svg:x="1.635cm" svg:y="12.429cm">
          <draw:text-box>
            <text:p text:style-name="P8"><text:span text:style-name="T1">Graphql API Spider</text:span></text:p>
          </draw:text-box>
        </draw:frame>
        <draw:frame draw:style-name="gr14" draw:text-style-name="P10" draw:layer="layout" svg:width="6.35cm" svg:height="0.952cm" svg:x="9.89cm" svg:y="4.81cm">
          <draw:text-box>
            <text:p><text:span text:style-name="T1">Documents Repository</text:span></text:p>
          </draw:text-box>
        </draw:frame>
        <draw:frame draw:style-name="gr15" draw:text-style-name="P11" xml:id="id5" draw:id="id5" draw:layer="layout" svg:width="4.444cm" svg:height="0.725cm" svg:x="8.938cm" svg:y="8.53cm">
          <draw:text-box>
            <text:p><text:span text:style-name="T2"><text:s/></text:span><text:span text:style-name="T2">Product Data</text:span></text:p>
          </draw:text-box>
        </draw:frame>
        <draw:frame draw:style-name="gr15" draw:text-style-name="P12" xml:id="id9" draw:id="id9" draw:layer="layout" svg:width="5.397cm" svg:height="0.725cm" svg:x="8.938cm" svg:y="10.525cm">
          <draw:text-box>
            <text:p><text:span text:style-name="T3">Item Detail Sku List</text:span></text:p>
          </draw:text-box>
        </draw:frame>
        <draw:frame draw:style-name="gr15" draw:text-style-name="P13" xml:id="id7" draw:id="id7" draw:layer="layout" svg:width="5.397cm" svg:height="0.725cm" svg:x="8.937cm" svg:y="16.785cm">
          <draw:text-box>
            <text:p><text:span text:style-name="T4">Item Inventory Data</text:span></text:p>
          </draw:text-box>
        </draw:frame>
        <draw:frame draw:style-name="gr15" draw:text-style-name="P12" xml:id="id10" draw:id="id10" draw:layer="layout" svg:width="5.397cm" svg:height="0.725cm" svg:x="8.937cm" svg:y="13.292cm">
          <draw:text-box>
            <text:p><text:span text:style-name="T3">Item Detail Sku List</text:span></text:p>
          </draw:text-box>
        </draw:frame>
        <draw:frame draw:style-name="gr16" draw:text-style-name="P14" draw:layer="layout" svg:width="5.08cm" svg:height="1.588cm" svg:x="21.637cm" svg:y="12.747cm">
          <draw:text-box>
            <text:p><text:span text:style-name="T5">Data Processing</text:span></text:p>
          </draw:text-box>
        </draw:frame>
        <draw:frame draw:style-name="gr17" draw:text-style-name="P15" draw:layer="layout" svg:width="3.493cm" svg:height="2.54cm" svg:x="22.907cm" svg:y="4.492cm">
          <draw:text-box>
            <text:p><text:span text:style-name="T1">Analysis &amp; Decisions</text:span></text:p>
            <text:p/>
          </draw:text-box>
        </draw:frame>
        <draw:frame draw:style-name="gr18" draw:text-style-name="P13" xml:id="id8" draw:id="id8" draw:layer="layout" svg:width="3.809cm" svg:height="1.36cm" svg:x="15.606cm" svg:y="16.467cm">
          <draw:text-box>
            <text:p><text:span text:style-name="T4">Item Inventory </text:span></text:p>
            <text:p text:style-name="P8"><text:span text:style-name="T4">Data</text:span></text:p>
          </draw:text-box>
        </draw:frame>
        <draw:frame draw:style-name="gr19" draw:text-style-name="P11" xml:id="id6" draw:id="id6" draw:layer="layout" svg:width="3.492cm" svg:height="1.427cm" svg:x="15.605cm" svg:y="15.287cm">
          <draw:text-box>
            <text:p><text:span text:style-name="T2"><text:s/></text:span><text:span text:style-name="T2">Product Data</text:span></text:p>
          </draw:text-box>
        </draw:frame>
        <draw:custom-shape draw:style-name="gr20" draw:text-style-name="P16" draw:layer="layout" svg:width="4.127cm" svg:height="4.127cm" svg:x="20.367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7" draw:layer="layout" svg:width="4.127cm" svg:height="4.127cm" svg:x="23.225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draw:layer="layout" svg:width="2.223cm" svg:height="1.115cm" svg:x="21.002cm" svg:y="14.566cm">
          <draw:text-box>
            <text:p text:style-name="P18"><text:span text:style-name="T6">Product Data</text:span></text:p>
          </draw:text-box>
        </draw:frame>
        <draw:frame draw:style-name="gr23" draw:text-style-name="P20" draw:layer="layout" svg:width="2.223cm" svg:height="1.039cm" svg:x="24.812cm" svg:y="14.566cm">
          <draw:text-box>
            <text:p><text:span text:style-name="T6">Inventory Data</text:span></text:p>
          </draw:text-box>
        </draw:frame>
        <draw:connector draw:style-name="gr24" draw:text-style-name="P7" draw:layer="layout" draw:type="curve" svg:x1="13.382cm" svg:y1="8.892cm" svg:x2="17.351cm" svg:y2="15.287cm" draw:start-shape="id5" draw:start-glue-point="1" draw:end-shape="id6" draw:end-glue-point="0" svg:d="M13382 8892c2646 0 3969 2131 3969 6395" svg:viewBox="0 0 3970 6396">
          <text:p/>
        </draw:connector>
        <draw:connector draw:style-name="gr25" draw:text-style-name="P7" draw:layer="layout" draw:type="curve" svg:x1="11.635cm" svg:y1="17.51cm" svg:x2="17.51cm" svg:y2="17.827cm" draw:start-shape="id7" draw:start-glue-point="2" draw:end-shape="id8" draw:end-glue-point="2" svg:d="M11635 17510c0 1225 5875 1067 5875 317" svg:viewBox="0 0 5876 901">
          <text:p/>
        </draw:connector>
        <draw:connector draw:style-name="gr26" draw:text-style-name="P7" draw:layer="layout" draw:type="curve" svg:x1="11.636cm" svg:y1="11.25cm" svg:x2="11.635cm" svg:y2="13.292cm" draw:start-shape="id9" draw:start-glue-point="2" draw:end-shape="id10" draw:end-glue-point="0" svg:d="M11636 11250c0 1531-1 511-1 2042" svg:viewBox="0 0 2 204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4T08:50:08.601352752</meta:creation-date>
    <dc:date>2022-01-26T18:40:58.219216233</dc:date>
    <meta:editing-duration>PT3H31M50S</meta:editing-duration>
    <meta:editing-cycles>8</meta:editing-cycles>
    <meta:generator>LibreOffice/7.1.7.2$Linux_X86_64 LibreOffice_project/10$Build-2</meta:generator>
    <meta:document-statistic meta:object-count="31"/>
  </office:meta>
</office:document-meta>
</file>